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6.316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2.921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1pt" fo:language="en" fo:country="US" fo:font-weight="bold" style:font-name-asian="Droid Sans Fallback" style:font-size-asian="11pt" style:language-asian="zh" style:country-asian="CN" style:font-weight-asian="bold" style:font-name-complex="Droid Sans Fallback" style:font-size-complex="11pt" style:language-complex="hi" style:country-complex="IN" style:font-weight-complex="bold"/>
    </style:style>
    <style:style style:name="ce10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000000" style:font-name="Monospace" style:font-name-asian="Monospace" style:language-asian="en" style:country-asian="US" style:font-name-complex="Monospace" style:language-complex="en" style:country-complex="US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color="#3c3c3c" style:text-outline="false" style:text-line-through-style="none" style:text-line-through-type="none" style:font-name="Ubuntu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11pt" style:language-asian="none" style:country-asian="none" style:font-style-asian="normal" style:font-weight-asian="bold" style:font-name-complex="Ubuntu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bold" style:font-name-complex="Droid Sans Fallback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Droid Sans Fallback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3f7f5f"/>
    </style:style>
    <style:style style:name="T3" style:family="text">
      <style:text-properties fo:color="#3f7f5f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4" style:family="text">
      <style:text-properties fo:color="#3f7f5f" style:font-name="Monospace" fo:font-size="10pt" style:font-name-asian="Monospace" style:font-name-complex="Monospace" style:font-size-asian="10pt" style:font-size-complex="10pt"/>
    </style:style>
    <style:style style:name="T5" style:family="text">
      <style:text-properties fo:country="none" style:country-asian="none" style:country-complex="none" style:font-name-asian="Monospace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Jframe</text:p>
          </table:table-cell>
          <table:table-cell office:value-type="string" calcext:value-type="string">
            <text:p>NewFrompFrame</text:p>
          </table:table-cell>
          <table:table-cell office:value-type="string" calcext:value-type="string">
            <text:p>addMenu();</text:p>
            <text:p>LoadRecentProj();</text:p>
            <text:p>ShowNewProjPanel(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menuBar</text:p>
          </table:table-cell>
          <table:table-cell office:value-type="string" calcext:value-type="string">
            <text:p>menuBar_</text:p>
          </table:table-cell>
          <table:table-cell table:style-name="ce5" office:value-type="string" calcext:value-type="string">
            <text:p>addFileMenu()</text:p>
            <text:p>AddProjectMenu()</text:p>
            <text:p>AddAnalyseMenu()</text:p>
            <text:p>AddSettingsMenu()</text:p>
            <text:p>AddDesignMenu()</text:p>
            <text:p>AddHelpMenu()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Jframe <text:s text:c="2"/>NewFrompFrame</text:p>
          </table:table-cell>
          <table:table-cell table:style-name="ce9" office:value-type="string" calcext:value-type="string">
            <text:p>JmenuBar <text:s text:c="2"/>menuBar_</text:p>
          </table:table-cell>
          <table:table-cell table:style-name="ce13" office:value-type="string" calcext:value-type="string">
            <text:p>Jmenu <text:s text:c="2"/>menu_</text:p>
          </table:table-cell>
          <table:table-cell table:style-name="ce16" office:value-type="string" calcext:value-type="string">
            <text:p>JmenuItem <text:s text:c="2"/>miItem</text:p>
          </table:table-cell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Main method</text:p>
          </table:table-cell>
          <table:table-cell table:style-name="ce5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addMenu();</text:p>
          </table:table-cell>
          <table:table-cell table:style-name="ce10" office:value-type="string" calcext:value-type="string">
            <text:p>addFileMenu()</text:p>
          </table:table-cell>
          <table:table-cell table:style-name="ce14" office:value-type="string" calcext:value-type="string">
            <text:p>File</text:p>
          </table:table-cell>
          <table:table-cell table:style-name="ce17" office:value-type="string" calcext:value-type="string">
            <text:p>New Project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newProjectName(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// Adds the drop down menu</text:p>
          </table:table-cell>
          <table:table-cell table:number-columns-repeated="2"/>
          <table:table-cell table:style-name="ce18" office:value-type="string" calcext:value-type="string">
            <text:p>Open Project</text:p>
          </table:table-cell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openProj(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ave Project</text:p>
          </table:table-cell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saveRecentProj(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ave Project as</text:p>
          </table:table-cell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saveAs(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roject Menu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ddMenu();</text:p>
            <text:p>loadRecentProj();</text:p>
            <text:p>showNewProjPanel();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Quit</text:p>
          </table:table-cell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openClosingFrame();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5"/>
          <table:table-cell table:style-name="ce11" office:value-type="string" calcext:value-type="string">
            <text:p>AddProjectMenu()</text:p>
          </table:table-cell>
          <table:table-cell table:style-name="ce15" office:value-type="string" calcext:value-type="string">
            <text:p>Project</text:p>
          </table:table-cell>
          <table:table-cell office:value-type="string" calcext:value-type="string">
            <text:p>Edit Samples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newEditSamples()</text:p>
          </table:table-cell>
          <table:table-cell table:number-columns-repeated="1018"/>
        </table:table-row>
        <table:table-row table:style-name="ro4">
          <table:table-cell table:style-name="ce5"/>
          <table:table-cell table:number-columns-repeated="2"/>
          <table:table-cell office:value-type="string" calcext:value-type="string">
            <text:p>Select Pathways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selectPws()</text:p>
          </table:table-cell>
          <table:table-cell office:value-type="string" calcext:value-type="string">
            <text:p>Opens the pathway selection panel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2"/>
          <table:table-cell office:value-type="string" calcext:value-type="string">
            <text:p>Search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searchPathway()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AddAnalyseMenu()</text:p>
          </table:table-cell>
          <table:table-cell table:style-name="ce15" office:value-type="string" calcext:value-type="string">
            <text:p>Analyze</text:p>
          </table:table-cell>
          <table:table-cell office:value-type="string" calcext:value-type="string">
            <text:p>Pathway Completeness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showPathwayScorePane();</text:p>
          </table:table-cell>
          <table:table-cell table:style-name="ce5" office:value-type="string" calcext:value-type="string">
            <text:p>PathwaysPane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Pathway Activity</text:p>
          </table:table-cell>
          <table:table-cell office:value-type="float" office:value="80" calcext:value-type="float">
            <text:p>80</text:p>
          </table:table-cell>
          <table:table-cell table:style-name="ce20" office:value-type="string" calcext:value-type="string">
            <text:p/>
            <text:p><text:span text:style-name="T5">ShowPathwayActMatrix()</text:span>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EC Activity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showEcActPanes(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Find Lowest Common Ancesto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howLCAPanes()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dSettingsMenu()</text:p>
          </table:table-cell>
          <table:table-cell table:style-name="ce15" office:value-type="string" calcext:value-type="string">
            <text:p>Settings</text:p>
          </table:table-cell>
          <table:table-cell office:value-type="string" calcext:value-type="string">
            <text:p>Background Color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setBackground(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ystem Colo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tFontColor_(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verall Sample Colo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tOverAllColor_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dDesignMenu()</text:p>
          </table:table-cell>
          <table:table-cell table:style-name="ce15" office:value-type="string" calcext:value-type="string">
            <text:p>Designer</text:p>
          </table:table-cell>
          <table:table-cell office:value-type="string" calcext:value-type="string">
            <text:p>Open Designer</text:p>
          </table:table-cell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PathLayoutGrid()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AddHelpMenu()</text:p>
          </table:table-cell>
          <table:table-cell table:style-name="ce15" office:value-type="string" calcext:value-type="string">
            <text:p>Help</text:p>
          </table:table-cell>
          <table:table-cell office:value-type="string" calcext:value-type="string">
            <text:p>Help</text:p>
          </table:table-cell>
          <table:table-cell office:value-type="float" office:value="72" calcext:value-type="float">
            <text:p>72</text:p>
          </table:table-cell>
          <table:table-cell table:style-name="ce21" office:value-type="string" calcext:value-type="string">
            <text:p>openPDf(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Abou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boutFrame()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>
            <text:p>LoadRecentProj();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<text:span text:style-name="T1"> </text:span><text:span text:style-name="T2">// Adds the list of "Recent Projects"</text:span>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6" office:value-type="string" calcext:value-type="string">
            <text:p>ShowNewProjPanel();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// Shows the starting panel of <text:span text:style-name="T3">Fromp</text:span><text:span text:style-name="T4">. Includes 'Project Options' , and 'Recent Projects'</text:span></text:p>
          </table:table-cell>
          <table:table-cell table:number-columns-repeated="1023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00／00／00</text:date>, <text:time style:data-style-name="N2" text:time-value="09:08:16.9552567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0:13:07.362571498</meta:creation-date>
    <dc:date>2016-02-10T17:18:34.680072062</dc:date>
    <meta:editing-duration>PT29M20S</meta:editing-duration>
    <meta:editing-cycles>5</meta:editing-cycles>
    <meta:generator>LibreOffice/4.2.8.2$Linux_X86_64 LibreOffice_project/420m0$Build-2</meta:generator>
    <meta:document-statistic meta:table-count="1" meta:cell-count="89" meta:object-count="0"/>
  </office:meta>
</office:document-meta>
</file>